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.0">
            <text:p>2.0</text:p>
          </table:table-cell>
          <table:table-cell office:value-type="float" office:value="205.88993788382072">
            <text:p>205.88993788382072</text:p>
          </table:table-cell>
          <table:table-cell office:value-type="float" office:value="6.4534144553824015">
            <text:p>6.453414455382401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.0">
            <text:p>2.0</text:p>
          </table:table-cell>
          <table:table-cell office:value-type="float" office:value="203.4446857279846">
            <text:p>203.4446857279846</text:p>
          </table:table-cell>
          <table:table-cell office:value-type="float" office:value="7.125543402604338">
            <text:p>7.125543402604338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.0">
            <text:p>2.0</text:p>
          </table:table-cell>
          <table:table-cell office:value-type="float" office:value="202.2575165474869">
            <text:p>202.2575165474869</text:p>
          </table:table-cell>
          <table:table-cell office:value-type="float" office:value="4.757738492218781">
            <text:p>4.75773849221878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.0">
            <text:p>2.0</text:p>
          </table:table-cell>
          <table:table-cell office:value-type="float" office:value="213.6852206560772">
            <text:p>213.6852206560772</text:p>
          </table:table-cell>
          <table:table-cell office:value-type="float" office:value="3.4533574993295564">
            <text:p>3.453357499329556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.0">
            <text:p>2.0</text:p>
          </table:table-cell>
          <table:table-cell office:value-type="float" office:value="213.2065488262079">
            <text:p>213.2065488262079</text:p>
          </table:table-cell>
          <table:table-cell office:value-type="float" office:value="8.596370633508545">
            <text:p>8.59637063350854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.0">
            <text:p>2.0</text:p>
          </table:table-cell>
          <table:table-cell office:value-type="float" office:value="199.51479312024443">
            <text:p>199.51479312024443</text:p>
          </table:table-cell>
          <table:table-cell office:value-type="float" office:value="5.5593429886199175">
            <text:p>5.559342988619917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.0">
            <text:p>2.0</text:p>
          </table:table-cell>
          <table:table-cell office:value-type="float" office:value="205.9111433508022">
            <text:p>205.9111433508022</text:p>
          </table:table-cell>
          <table:table-cell office:value-type="float" office:value="5.135683514666891">
            <text:p>5.135683514666891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.0">
            <text:p>2.0</text:p>
          </table:table-cell>
          <table:table-cell office:value-type="float" office:value="204.17754797709978">
            <text:p>204.17754797709978</text:p>
          </table:table-cell>
          <table:table-cell office:value-type="float" office:value="6.952556620562324">
            <text:p>6.952556620562324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.0">
            <text:p>2.0</text:p>
          </table:table-cell>
          <table:table-cell office:value-type="float" office:value="191.85283125724442">
            <text:p>191.85283125724442</text:p>
          </table:table-cell>
          <table:table-cell office:value-type="float" office:value="6.335359338921198">
            <text:p>6.335359338921198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.0">
            <text:p>2.0</text:p>
          </table:table-cell>
          <table:table-cell office:value-type="float" office:value="210.9185318950211">
            <text:p>210.9185318950211</text:p>
          </table:table-cell>
          <table:table-cell office:value-type="float" office:value="5.876424997384548">
            <text:p>5.87642499738454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.0">
            <text:p>2.0</text:p>
          </table:table-cell>
          <table:table-cell office:value-type="float" office:value="182.75404926612222">
            <text:p>182.75404926612222</text:p>
          </table:table-cell>
          <table:table-cell office:value-type="float" office:value="3.6077213039268448">
            <text:p>3.6077213039268448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.0">
            <text:p>2.0</text:p>
          </table:table-cell>
          <table:table-cell office:value-type="float" office:value="63.345863476178806">
            <text:p>63.345863476178806</text:p>
          </table:table-cell>
          <table:table-cell office:value-type="float" office:value="11.14893733700071">
            <text:p>11.1489373370007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.0">
            <text:p>2.0</text:p>
          </table:table-cell>
          <table:table-cell office:value-type="float" office:value="0.9609734930118613">
            <text:p>0.9609734930118613</text:p>
          </table:table-cell>
          <table:table-cell office:value-type="float" office:value="0.013052557342367984">
            <text:p>0.01305255734236798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.0">
            <text:p>2.0</text:p>
          </table:table-cell>
          <table:table-cell office:value-type="float" office:value="0.9277047170198942">
            <text:p>0.9277047170198942</text:p>
          </table:table-cell>
          <table:table-cell office:value-type="float" office:value="0.013072487729909916">
            <text:p>0.01307248772990991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.0">
            <text:p>2.0</text:p>
          </table:table-cell>
          <table:table-cell office:value-type="float" office:value="0.9207002930009114">
            <text:p>0.9207002930009114</text:p>
          </table:table-cell>
          <table:table-cell office:value-type="float" office:value="0.008467399692912563">
            <text:p>0.008467399692912563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.0">
            <text:p>2.0</text:p>
          </table:table-cell>
          <table:table-cell office:value-type="float" office:value="0.9129810060751777">
            <text:p>0.9129810060751777</text:p>
          </table:table-cell>
          <table:table-cell office:value-type="float" office:value="0.006076648344789103">
            <text:p>0.00607664834478910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.0">
            <text:p>2.0</text:p>
          </table:table-cell>
          <table:table-cell office:value-type="float" office:value="0.9320124634198577">
            <text:p>0.9320124634198577</text:p>
          </table:table-cell>
          <table:table-cell office:value-type="float" office:value="0.01301302266555638">
            <text:p>0.0130130226655563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.0">
            <text:p>2.0</text:p>
          </table:table-cell>
          <table:table-cell office:value-type="float" office:value="0.9375063846178946">
            <text:p>0.9375063846178946</text:p>
          </table:table-cell>
          <table:table-cell office:value-type="float" office:value="0.0077493175375802125">
            <text:p>0.007749317537580212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.0">
            <text:p>2.0</text:p>
          </table:table-cell>
          <table:table-cell office:value-type="float" office:value="0.9676919580856931">
            <text:p>0.9676919580856931</text:p>
          </table:table-cell>
          <table:table-cell office:value-type="float" office:value="0.008093007312744456">
            <text:p>0.00809300731274445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.0">
            <text:p>2.0</text:p>
          </table:table-cell>
          <table:table-cell office:value-type="float" office:value="0.9995857337942973">
            <text:p>0.9995857337942973</text:p>
          </table:table-cell>
          <table:table-cell office:value-type="float" office:value="0.017625172323559365">
            <text:p>0.0176251723235593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71038172291716">
            <text:p>1.071038172291716</text:p>
          </table:table-cell>
          <table:table-cell office:value-type="float" office:value="0.027409204646169954">
            <text:p>0.02740920464616995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0">
            <text:p>2.0</text:p>
          </table:table-cell>
          <table:table-cell office:value-type="float" office:value="1.3219867379867496">
            <text:p>1.3219867379867496</text:p>
          </table:table-cell>
          <table:table-cell office:value-type="float" office:value="0.028185223152001133">
            <text:p>0.02818522315200113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.0">
            <text:p>2.0</text:p>
          </table:table-cell>
          <table:table-cell office:value-type="float" office:value="1.0977999063181945">
            <text:p>1.0977999063181945</text:p>
          </table:table-cell>
          <table:table-cell office:value-type="float" office:value="0.01954614984185955">
            <text:p>0.01954614984185955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0">
            <text:p>2.0</text:p>
          </table:table-cell>
          <table:table-cell office:value-type="float" office:value="1.4579008999386744">
            <text:p>1.4579008999386744</text:p>
          </table:table-cell>
          <table:table-cell office:value-type="float" office:value="0.05338906958253989">
            <text:p>0.05338906958253989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.0">
            <text:p>2.0</text:p>
          </table:table-cell>
          <table:table-cell office:value-type="float" office:value="2.425382548727934">
            <text:p>2.425382548727934</text:p>
          </table:table-cell>
          <table:table-cell office:value-type="float" office:value="0.07864583680864629">
            <text:p>0.07864583680864629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34.731448144814564">
            <text:p>34.731448144814564</text:p>
          </table:table-cell>
          <table:table-cell office:value-type="float" office:value="14.890053271293247">
            <text:p>14.89005327129324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.0">
            <text:p>2.0</text:p>
          </table:table-cell>
          <table:table-cell office:value-type="float" office:value="788.0308272989155">
            <text:p>788.0308272989155</text:p>
          </table:table-cell>
          <table:table-cell office:value-type="float" office:value="6.219232951871943">
            <text:p>6.21923295187194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.0">
            <text:p>2.0</text:p>
          </table:table-cell>
          <table:table-cell office:value-type="float" office:value="1030.0147254563162">
            <text:p>1030.0147254563162</text:p>
          </table:table-cell>
          <table:table-cell office:value-type="float" office:value="4.338283623093599">
            <text:p>4.338283623093599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2.0">
            <text:p>2.0</text:p>
          </table:table-cell>
          <table:table-cell office:value-type="float" office:value="1368.0840471517645">
            <text:p>1368.0840471517645</text:p>
          </table:table-cell>
          <table:table-cell office:value-type="float" office:value="6.1798950804526465">
            <text:p>6.179895080452646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.0">
            <text:p>2.0</text:p>
          </table:table-cell>
          <table:table-cell office:value-type="float" office:value="1759.8108086551688">
            <text:p>1759.8108086551688</text:p>
          </table:table-cell>
          <table:table-cell office:value-type="float" office:value="3.978801333177297">
            <text:p>3.97880133317729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2253.511955390183">
            <text:p>2253.511955390183</text:p>
          </table:table-cell>
          <table:table-cell office:value-type="float" office:value="7.537844619088484">
            <text:p>7.537844619088484</text:p>
          </table:table-cell>
        </table:table-row>
      </table:table>
      <table:table table:name="Dp=2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.0">
            <text:p>20.0</text:p>
          </table:table-cell>
          <table:table-cell office:value-type="float" office:value="650.6704294189346">
            <text:p>650.6704294189346</text:p>
          </table:table-cell>
          <table:table-cell office:value-type="float" office:value="17.70923528614143">
            <text:p>17.7092352861414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.0">
            <text:p>20.0</text:p>
          </table:table-cell>
          <table:table-cell office:value-type="float" office:value="632.7436236720287">
            <text:p>632.7436236720287</text:p>
          </table:table-cell>
          <table:table-cell office:value-type="float" office:value="13.643080062761005">
            <text:p>13.64308006276100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.0">
            <text:p>20.0</text:p>
          </table:table-cell>
          <table:table-cell office:value-type="float" office:value="679.347245034948">
            <text:p>679.347245034948</text:p>
          </table:table-cell>
          <table:table-cell office:value-type="float" office:value="14.675244815017825">
            <text:p>14.67524481501782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.0">
            <text:p>20.0</text:p>
          </table:table-cell>
          <table:table-cell office:value-type="float" office:value="688.1924764836784">
            <text:p>688.1924764836784</text:p>
          </table:table-cell>
          <table:table-cell office:value-type="float" office:value="23.23196352074165">
            <text:p>23.2319635207416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.0">
            <text:p>20.0</text:p>
          </table:table-cell>
          <table:table-cell office:value-type="float" office:value="614.7920745076545">
            <text:p>614.7920745076545</text:p>
          </table:table-cell>
          <table:table-cell office:value-type="float" office:value="20.137766737524625">
            <text:p>20.13776673752462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.0">
            <text:p>20.0</text:p>
          </table:table-cell>
          <table:table-cell office:value-type="float" office:value="644.3394308870684">
            <text:p>644.3394308870684</text:p>
          </table:table-cell>
          <table:table-cell office:value-type="float" office:value="19.39069212313763">
            <text:p>19.3906921231376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.0">
            <text:p>20.0</text:p>
          </table:table-cell>
          <table:table-cell office:value-type="float" office:value="641.0785258782169">
            <text:p>641.0785258782169</text:p>
          </table:table-cell>
          <table:table-cell office:value-type="float" office:value="20.650268488467983">
            <text:p>20.65026848846798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.0">
            <text:p>20.0</text:p>
          </table:table-cell>
          <table:table-cell office:value-type="float" office:value="683.8767206146516">
            <text:p>683.8767206146516</text:p>
          </table:table-cell>
          <table:table-cell office:value-type="float" office:value="14.49791479776687">
            <text:p>14.4979147977668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.0">
            <text:p>20.0</text:p>
          </table:table-cell>
          <table:table-cell office:value-type="float" office:value="622.3197360871692">
            <text:p>622.3197360871692</text:p>
          </table:table-cell>
          <table:table-cell office:value-type="float" office:value="15.89291056623154">
            <text:p>15.8929105662315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.0">
            <text:p>20.0</text:p>
          </table:table-cell>
          <table:table-cell office:value-type="float" office:value="683.5575767899566">
            <text:p>683.5575767899566</text:p>
          </table:table-cell>
          <table:table-cell office:value-type="float" office:value="13.357949830397033">
            <text:p>13.35794983039703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.0">
            <text:p>20.0</text:p>
          </table:table-cell>
          <table:table-cell office:value-type="float" office:value="660.8819568317869">
            <text:p>660.8819568317869</text:p>
          </table:table-cell>
          <table:table-cell office:value-type="float" office:value="15.362412947726273">
            <text:p>15.36241294772627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0.0">
            <text:p>20.0</text:p>
          </table:table-cell>
          <table:table-cell office:value-type="float" office:value="629.2241541977046">
            <text:p>629.2241541977046</text:p>
          </table:table-cell>
          <table:table-cell office:value-type="float" office:value="19.96494099160163">
            <text:p>19.9649409916016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0.0">
            <text:p>20.0</text:p>
          </table:table-cell>
          <table:table-cell office:value-type="float" office:value="619.2570774158905">
            <text:p>619.2570774158905</text:p>
          </table:table-cell>
          <table:table-cell office:value-type="float" office:value="12.553645996857805">
            <text:p>12.553645996857805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0.0">
            <text:p>20.0</text:p>
          </table:table-cell>
          <table:table-cell office:value-type="float" office:value="634.0685473355749">
            <text:p>634.0685473355749</text:p>
          </table:table-cell>
          <table:table-cell office:value-type="float" office:value="12.787660956970868">
            <text:p>12.78766095697086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0.0">
            <text:p>20.0</text:p>
          </table:table-cell>
          <table:table-cell office:value-type="float" office:value="638.4760094238278">
            <text:p>638.4760094238278</text:p>
          </table:table-cell>
          <table:table-cell office:value-type="float" office:value="22.7229843018137">
            <text:p>22.722984301813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0.0">
            <text:p>20.0</text:p>
          </table:table-cell>
          <table:table-cell office:value-type="float" office:value="633.3368223790513">
            <text:p>633.3368223790513</text:p>
          </table:table-cell>
          <table:table-cell office:value-type="float" office:value="23.802092914060268">
            <text:p>23.80209291406026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0.0">
            <text:p>20.0</text:p>
          </table:table-cell>
          <table:table-cell office:value-type="float" office:value="642.7114070746509">
            <text:p>642.7114070746509</text:p>
          </table:table-cell>
          <table:table-cell office:value-type="float" office:value="24.787566625264905">
            <text:p>24.78756662526490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0.0">
            <text:p>20.0</text:p>
          </table:table-cell>
          <table:table-cell office:value-type="float" office:value="484.2045473589578">
            <text:p>484.2045473589578</text:p>
          </table:table-cell>
          <table:table-cell office:value-type="float" office:value="31.312544452612062">
            <text:p>31.31254445261206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0.0">
            <text:p>20.0</text:p>
          </table:table-cell>
          <table:table-cell office:value-type="float" office:value="266.8286391557859">
            <text:p>266.8286391557859</text:p>
          </table:table-cell>
          <table:table-cell office:value-type="float" office:value="39.28160812830324">
            <text:p>39.2816081283032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0.0">
            <text:p>20.0</text:p>
          </table:table-cell>
          <table:table-cell office:value-type="float" office:value="181.6857682043206">
            <text:p>181.6857682043206</text:p>
          </table:table-cell>
          <table:table-cell office:value-type="float" office:value="28.221405437586593">
            <text:p>28.22140543758659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39.637639473740265">
            <text:p>39.637639473740265</text:p>
          </table:table-cell>
          <table:table-cell office:value-type="float" office:value="21.729275435540842">
            <text:p>21.72927543554084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0.0">
            <text:p>20.0</text:p>
          </table:table-cell>
          <table:table-cell office:value-type="float" office:value="29.645283342546783">
            <text:p>29.645283342546783</text:p>
          </table:table-cell>
          <table:table-cell office:value-type="float" office:value="17.97492775013333">
            <text:p>17.9749277501333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0.0">
            <text:p>20.0</text:p>
          </table:table-cell>
          <table:table-cell office:value-type="float" office:value="95.53198380981728">
            <text:p>95.53198380981728</text:p>
          </table:table-cell>
          <table:table-cell office:value-type="float" office:value="39.09357957895929">
            <text:p>39.09357957895929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0.0">
            <text:p>20.0</text:p>
          </table:table-cell>
          <table:table-cell office:value-type="float" office:value="180.7586585022041">
            <text:p>180.7586585022041</text:p>
          </table:table-cell>
          <table:table-cell office:value-type="float" office:value="33.57648078082427">
            <text:p>33.5764807808242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0.0">
            <text:p>20.0</text:p>
          </table:table-cell>
          <table:table-cell office:value-type="float" office:value="498.3821838111768">
            <text:p>498.3821838111768</text:p>
          </table:table-cell>
          <table:table-cell office:value-type="float" office:value="32.614136939953546">
            <text:p>32.61413693995354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750.8344940309441">
            <text:p>750.8344940309441</text:p>
          </table:table-cell>
          <table:table-cell office:value-type="float" office:value="27.506733790304686">
            <text:p>27.506733790304686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0.0">
            <text:p>20.0</text:p>
          </table:table-cell>
          <table:table-cell office:value-type="float" office:value="906.5144614223439">
            <text:p>906.5144614223439</text:p>
          </table:table-cell>
          <table:table-cell office:value-type="float" office:value="21.731001746500823">
            <text:p>21.73100174650082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0.0">
            <text:p>20.0</text:p>
          </table:table-cell>
          <table:table-cell office:value-type="float" office:value="1117.3718388344446">
            <text:p>1117.3718388344446</text:p>
          </table:table-cell>
          <table:table-cell office:value-type="float" office:value="14.421533975010885">
            <text:p>14.42153397501088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20.0">
            <text:p>20.0</text:p>
          </table:table-cell>
          <table:table-cell office:value-type="float" office:value="1439.9030011957204">
            <text:p>1439.9030011957204</text:p>
          </table:table-cell>
          <table:table-cell office:value-type="float" office:value="19.450657365519444">
            <text:p>19.45065736551944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0.0">
            <text:p>20.0</text:p>
          </table:table-cell>
          <table:table-cell office:value-type="float" office:value="1793.3723789658702">
            <text:p>1793.3723789658702</text:p>
          </table:table-cell>
          <table:table-cell office:value-type="float" office:value="16.418520579904534">
            <text:p>16.418520579904534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2270.595273902797">
            <text:p>2270.595273902797</text:p>
          </table:table-cell>
          <table:table-cell office:value-type="float" office:value="18.26054377395161">
            <text:p>18.26054377395161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50.0">
            <text:p>50.0</text:p>
          </table:table-cell>
          <table:table-cell office:value-type="float" office:value="995.2614705945468">
            <text:p>995.2614705945468</text:p>
          </table:table-cell>
          <table:table-cell office:value-type="float" office:value="25.615565797164724">
            <text:p>25.61556579716472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50.0">
            <text:p>50.0</text:p>
          </table:table-cell>
          <table:table-cell office:value-type="float" office:value="976.8968201829975">
            <text:p>976.8968201829975</text:p>
          </table:table-cell>
          <table:table-cell office:value-type="float" office:value="30.090125856145722">
            <text:p>30.090125856145722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50.0">
            <text:p>50.0</text:p>
          </table:table-cell>
          <table:table-cell office:value-type="float" office:value="1016.2113974236041">
            <text:p>1016.2113974236041</text:p>
          </table:table-cell>
          <table:table-cell office:value-type="float" office:value="24.230876964837265">
            <text:p>24.23087696483726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50.0">
            <text:p>50.0</text:p>
          </table:table-cell>
          <table:table-cell office:value-type="float" office:value="1066.440778634464">
            <text:p>1066.440778634464</text:p>
          </table:table-cell>
          <table:table-cell office:value-type="float" office:value="29.805441273398834">
            <text:p>29.80544127339883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50.0">
            <text:p>50.0</text:p>
          </table:table-cell>
          <table:table-cell office:value-type="float" office:value="1011.8235379275435">
            <text:p>1011.8235379275435</text:p>
          </table:table-cell>
          <table:table-cell office:value-type="float" office:value="35.67037465272017">
            <text:p>35.6703746527201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50.0">
            <text:p>50.0</text:p>
          </table:table-cell>
          <table:table-cell office:value-type="float" office:value="1047.0468740562005">
            <text:p>1047.0468740562005</text:p>
          </table:table-cell>
          <table:table-cell office:value-type="float" office:value="23.128958830240578">
            <text:p>23.12895883024057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50.0">
            <text:p>50.0</text:p>
          </table:table-cell>
          <table:table-cell office:value-type="float" office:value="1055.2343779942162">
            <text:p>1055.2343779942162</text:p>
          </table:table-cell>
          <table:table-cell office:value-type="float" office:value="26.689712956200978">
            <text:p>26.68971295620097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50.0">
            <text:p>50.0</text:p>
          </table:table-cell>
          <table:table-cell office:value-type="float" office:value="1049.5820336946283">
            <text:p>1049.5820336946283</text:p>
          </table:table-cell>
          <table:table-cell office:value-type="float" office:value="39.13514241339209">
            <text:p>39.1351424133920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50.0">
            <text:p>50.0</text:p>
          </table:table-cell>
          <table:table-cell office:value-type="float" office:value="1008.1399739076769">
            <text:p>1008.1399739076769</text:p>
          </table:table-cell>
          <table:table-cell office:value-type="float" office:value="26.64360452639065">
            <text:p>26.6436045263906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50.0">
            <text:p>50.0</text:p>
          </table:table-cell>
          <table:table-cell office:value-type="float" office:value="1014.7164819767179">
            <text:p>1014.7164819767179</text:p>
          </table:table-cell>
          <table:table-cell office:value-type="float" office:value="20.91928617008556">
            <text:p>20.9192861700855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50.0">
            <text:p>50.0</text:p>
          </table:table-cell>
          <table:table-cell office:value-type="float" office:value="1047.89103558236">
            <text:p>1047.89103558236</text:p>
          </table:table-cell>
          <table:table-cell office:value-type="float" office:value="36.78180339082071">
            <text:p>36.78180339082071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50.0">
            <text:p>50.0</text:p>
          </table:table-cell>
          <table:table-cell office:value-type="float" office:value="991.9798197153519">
            <text:p>991.9798197153519</text:p>
          </table:table-cell>
          <table:table-cell office:value-type="float" office:value="15.392788453969974">
            <text:p>15.39278845396997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50.0">
            <text:p>50.0</text:p>
          </table:table-cell>
          <table:table-cell office:value-type="float" office:value="1071.919628074475">
            <text:p>1071.919628074475</text:p>
          </table:table-cell>
          <table:table-cell office:value-type="float" office:value="35.787441541349374">
            <text:p>35.78744154134937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50.0">
            <text:p>50.0</text:p>
          </table:table-cell>
          <table:table-cell office:value-type="float" office:value="1020.4817694663037">
            <text:p>1020.4817694663037</text:p>
          </table:table-cell>
          <table:table-cell office:value-type="float" office:value="25.53784258903636">
            <text:p>25.5378425890363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50.0">
            <text:p>50.0</text:p>
          </table:table-cell>
          <table:table-cell office:value-type="float" office:value="1061.744235859832">
            <text:p>1061.744235859832</text:p>
          </table:table-cell>
          <table:table-cell office:value-type="float" office:value="32.182567259001615">
            <text:p>32.18256725900161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50.0">
            <text:p>50.0</text:p>
          </table:table-cell>
          <table:table-cell office:value-type="float" office:value="1053.6112139334912">
            <text:p>1053.6112139334912</text:p>
          </table:table-cell>
          <table:table-cell office:value-type="float" office:value="34.364007290566576">
            <text:p>34.36400729056657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50.0">
            <text:p>50.0</text:p>
          </table:table-cell>
          <table:table-cell office:value-type="float" office:value="1029.4945197649301">
            <text:p>1029.4945197649301</text:p>
          </table:table-cell>
          <table:table-cell office:value-type="float" office:value="26.43444401612706">
            <text:p>26.4344440161270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50.0">
            <text:p>50.0</text:p>
          </table:table-cell>
          <table:table-cell office:value-type="float" office:value="1017.0400619957406">
            <text:p>1017.0400619957406</text:p>
          </table:table-cell>
          <table:table-cell office:value-type="float" office:value="18.119260763986222">
            <text:p>18.11926076398622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50.0">
            <text:p>50.0</text:p>
          </table:table-cell>
          <table:table-cell office:value-type="float" office:value="990.2959630841875">
            <text:p>990.2959630841875</text:p>
          </table:table-cell>
          <table:table-cell office:value-type="float" office:value="16.22028325263556">
            <text:p>16.2202832526355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50.0">
            <text:p>50.0</text:p>
          </table:table-cell>
          <table:table-cell office:value-type="float" office:value="1005.5105443549361">
            <text:p>1005.5105443549361</text:p>
          </table:table-cell>
          <table:table-cell office:value-type="float" office:value="16.6347040552107">
            <text:p>16.63470405521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1067.5699662170437">
            <text:p>1067.5699662170437</text:p>
          </table:table-cell>
          <table:table-cell office:value-type="float" office:value="27.22450475284716">
            <text:p>27.2245047528471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50.0">
            <text:p>50.0</text:p>
          </table:table-cell>
          <table:table-cell office:value-type="float" office:value="1077.3448520339357">
            <text:p>1077.3448520339357</text:p>
          </table:table-cell>
          <table:table-cell office:value-type="float" office:value="23.12516968977405">
            <text:p>23.1251696897740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50.0">
            <text:p>50.0</text:p>
          </table:table-cell>
          <table:table-cell office:value-type="float" office:value="1042.2684916014218">
            <text:p>1042.2684916014218</text:p>
          </table:table-cell>
          <table:table-cell office:value-type="float" office:value="39.11624039662201">
            <text:p>39.11624039662201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50.0">
            <text:p>50.0</text:p>
          </table:table-cell>
          <table:table-cell office:value-type="float" office:value="1031.5281295579605">
            <text:p>1031.5281295579605</text:p>
          </table:table-cell>
          <table:table-cell office:value-type="float" office:value="21.882560993365846">
            <text:p>21.88256099336584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0.0">
            <text:p>50.0</text:p>
          </table:table-cell>
          <table:table-cell office:value-type="float" office:value="972.7376230231027">
            <text:p>972.7376230231027</text:p>
          </table:table-cell>
          <table:table-cell office:value-type="float" office:value="32.73304764618055">
            <text:p>32.7330476461805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052.2903866159347">
            <text:p>1052.2903866159347</text:p>
          </table:table-cell>
          <table:table-cell office:value-type="float" office:value="25.600760224576373">
            <text:p>25.600760224576373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50.0">
            <text:p>50.0</text:p>
          </table:table-cell>
          <table:table-cell office:value-type="float" office:value="1081.7789961010908">
            <text:p>1081.7789961010908</text:p>
          </table:table-cell>
          <table:table-cell office:value-type="float" office:value="25.310131029372997">
            <text:p>25.31013102937299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50.0">
            <text:p>50.0</text:p>
          </table:table-cell>
          <table:table-cell office:value-type="float" office:value="1291.2904063460041">
            <text:p>1291.2904063460041</text:p>
          </table:table-cell>
          <table:table-cell office:value-type="float" office:value="18.397320996914925">
            <text:p>18.39732099691492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50.0">
            <text:p>50.0</text:p>
          </table:table-cell>
          <table:table-cell office:value-type="float" office:value="1507.9050347486775">
            <text:p>1507.9050347486775</text:p>
          </table:table-cell>
          <table:table-cell office:value-type="float" office:value="31.858046131044155">
            <text:p>31.85804613104415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50.0">
            <text:p>50.0</text:p>
          </table:table-cell>
          <table:table-cell office:value-type="float" office:value="1934.4115490391675">
            <text:p>1934.4115490391675</text:p>
          </table:table-cell>
          <table:table-cell office:value-type="float" office:value="27.989852216447616">
            <text:p>27.989852216447616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0.0">
            <text:p>50.0</text:p>
          </table:table-cell>
          <table:table-cell office:value-type="float" office:value="2389.0099961449496">
            <text:p>2389.0099961449496</text:p>
          </table:table-cell>
          <table:table-cell office:value-type="float" office:value="32.747482209421115">
            <text:p>32.7474822094211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